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  <manifest:file-entry manifest:media-type="image/png" manifest:full-path="Pictures/1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6pt" fo:language="ru" fo:country="RU" fo:font-weight="normal"/>
    </style:style>
    <style:style style:family="text" style:name="T2" style:display-name="T2">
      <style:text-properties style:font-name="Times New Roman" fo:font-size="12pt" fo:language="ru" fo:country="RU" fo:font-weight="bold"/>
    </style:style>
    <style:style style:family="text" style:name="T3" style:display-name="T3">
      <style:text-properties fo:color="#000000" style:font-name="Times New Roman" fo:font-size="12pt" fo:language="ru" fo:country="RU" fo:font-weight="bold"/>
    </style:style>
    <style:style style:family="text" style:name="T4" style:display-name="T4">
      <style:text-properties fo:color="#000000" style:font-name="Times New Roman" fo:font-size="12pt" fo:language="ru" fo:country="RU" fo:font-weight="normal"/>
    </style:style>
    <style:style style:family="text" style:name="T5" style:display-name="T5">
      <style:text-properties fo:color="#000000" style:font-name="Times New Roman" fo:font-size="12pt" fo:language="ru" fo:country="RU" fo:font-style="italic" fo:font-weight="normal"/>
    </style:style>
    <style:style style:family="text" style:name="T6" style:display-name="T6">
      <style:text-properties fo:color="#000000" style:font-name="Times New Roman" fo:font-size="14pt" fo:language="ru" fo:country="RU" fo:font-weight="normal"/>
    </style:style>
    <style:style style:family="text" style:name="T7" style:display-name="T7">
      <style:text-properties fo:font-weight="bold"/>
    </style:style>
    <style:style style:family="text" style:name="T8" style:display-name="T8">
      <style:text-properties style:font-name="Times New Roman" fo:font-size="12pt" fo:language="ru" fo:country="RU" fo:font-weight="normal"/>
    </style:style>
    <style:style style:family="paragraph" style:name="P5" style:display-name="P5" style:parent-style-name="Normal">
      <style:paragraph-properties fo:text-indent="1.50cm"/>
    </style:style>
    <style:style style:family="paragraph" style:name="P6" style:display-name="P6" style:parent-style-name="Normal">
      <style:paragraph-properties fo:text-align="left" fo:text-indent="0.5903in" fo:line-height="100%" fo:margin-left="0.0000in" fo:margin-right="0.0000in" fo:margin-top="0.0000in" fo:margin-bottom="0.0000in" style:writing-mode="lr"/>
    </style:style>
    <style:style style:family="paragraph" style:name="P7" style:display-name="P7" style:parent-style-name="Normal">
      <style:paragraph-properties fo:text-align="center" fo:text-indent="1.50cm"/>
    </style:style>
    <style:style style:family="paragraph" style:name="P8" style:display-name="P8" style:parent-style-name="Normal">
      <style:paragraph-properties fo:text-align="left" fo:text-indent="1.50cm" style:writing-mode="lr"/>
    </style:style>
    <style:style style:family="paragraph" style:name="P9" style:display-name="P9" style:parent-style-name="Normal">
      <style:paragraph-properties fo:text-align="center" fo:text-indent="1.50cm" style:writing-mode="lr"/>
    </style:style>
    <style:style style:family="paragraph" style:name="P10" style:display-name="P10" style:parent-style-name="Normal">
      <style:paragraph-properties fo:text-indent="1.50cm"/>
      <style:text-properties fo:color="#000000" style:font-name="Times New Roman" fo:font-size="12pt" fo:language="ru" fo:country="RU" fo:font-weight="normal"/>
    </style:style>
    <style:style style:family="paragraph" style:name="P1" style:display-name="P1" style:parent-style-name="Normal">
      <style:paragraph-properties fo:text-align="center"/>
    </style:style>
    <style:style style:family="paragraph" style:name="P2" style:display-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3" style:display-name="P3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font-weight="normal"/>
    </style:style>
    <style:style style:family="paragraph" style:name="P4" style:display-name="P4" style:parent-style-name="Normal">
      <style:paragraph-properties fo:text-align="left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Введение</text:span></text:p>
        <text:p text:style-name="P2"><text:span text:style-name="T2">Этот раздел еще не написан, но в него будет входить следующее:</text:span></text:p>
        <text:p text:style-name="P2"><text:span text:style-name="T2">1) Оопределение (что понимается под pose estimation).</text:span></text:p>
        <text:p text:style-name="P3"><text:span text:style-name="T2">2) Возможные варианты применения (использования): </text:span><text:span text:style-name="T3">surveillance</text:span><text:span text:style-name="T2">, </text:span><text:span text:style-name="T3">control</text:span><text:span text:style-name="T2">, </text:span><text:span text:style-name="T3">analysis</text:span><text:span text:style-name="T2"> =&gt; актуальность.</text:span></text:p>
        <text:p text:style-name="P2"><text:span text:style-name="T2">3)Основные (общие) проблемы в данной области, если получится выделить что-то по истине общее.</text:span></text:p>
        <text:p text:style-name="P4"/>
        <text:p text:style-name="P4"/>
        <text:p text:style-name="P1"><text:span text:style-name="T1">Анализ движений человека</text:span></text:p>
        <text:p text:style-name="P5"><text:span text:style-name="T4">Система, занимающиеся анализом движений, обычно состоят из подсистем получения (англ. sensing) и обработки (англ. processing) данных.[1] Получение данных может быть при этом как активным, так и пассивным. В первом случае на отслеживаемый объект и вокруг него устанавливаются специальные устройства, позволяющие посылать и принимать сигналы. Такие устройства являются часто достаточно дорогостоящими, и область их использования является, как правило, обычно достаточно узко направленной. Устройства, основанные на пассивном получении данных, используют естественные источники сигналов, например, видимый свет и не требуют прикрепления/присоединения к объектам никаких специальных устройств. Исключением могут являться маркеры, прикрепленные к объектам. Они необходимы для упрощения обработки получаемых данных. Однако их использование не всегда удобно или является возможным в силу специфики решаемых задач. Одним из наиболее распространенных устройств, производящих пассивное получение данных, является видео-камера, которая и будет использоваться для получения входных данных в данной работе.</text:span></text:p>
        <text:p text:style-name="P5"><text:span text:style-name="T4">Типичные ограничения, накладываемые системами, могут быть разделены на 2 основные группы:</text:span></text:p>
        <text:p text:style-name="P6"><text:span text:style-name="T4">) Ограничения движения (англ. movement assumptions)</text:span></text:p>
        <text:p text:style-name="P6"><text:span text:style-name="T4">) Ограничения внешнего вида(англ. appearence assumptions)</text:span></text:p>
        <text:p text:style-name="P6"><text:span text:style-name="T4">Примеры ограничений каждого типа представлены в таблице 1.</text:span></text:p>
        <text:p text:style-name="P6"><draw:frame text:anchor-type="as-char" draw:z-index="0" draw:style-name="graphic1" svg:width="4.229167in" svg:height="2.466153in"><draw:image xlink:href="Pictures/0" xlink:type="simple" xlink:show="embed" xlink:actuate="onLoad"/></draw:frame></text:p>
        <text:p text:style-name="P6"/>
        <text:p text:style-name="P6"><text:span text:style-name="T4">Функциональная структура систем, занимающихся анализом движений человека, представлена на рис.1.</text:span></text:p>
        <text:p text:style-name="P7"><draw:frame text:anchor-type="as-char" draw:z-index="0" draw:style-name="graphic1" svg:width="1.31in" svg:height="2.18in"><draw:image xlink:href="Pictures/1" xlink:type="simple" xlink:show="embed" xlink:actuate="onLoad"/></draw:frame></text:p>
        <text:p text:style-name="P5"><text:span text:style-name="T4">Работа таких систем в общем случае состоит их 4-х связанных меду собой этапов:</text:span></text:p>
        <text:p text:style-name="P5"><text:span text:style-name="T5">1) Инициализация (англ. initialization)</text:span></text:p>
        <text:p text:style-name="P5"><text:span text:style-name="T5">2) Отслеживание </text:span><text:span text:style-name="T5">(англ. tracking)</text:span></text:p>
        <text:p text:style-name="P5"><text:span text:style-name="T5">3) Определение позы </text:span><text:span text:style-name="T5">(англ. pose estimation)</text:span></text:p>
        <text:p text:style-name="P5"><text:span text:style-name="T5">4) Распознавание </text:span><text:span text:style-name="T5">(англ. recognition)</text:span></text:p>
        <text:p text:style-name="P5"><text:span text:style-name="T4">Рассмотрим подробнее каждый из этих этапов.</text:span></text:p>
        <text:p text:style-name="P7"/>
        <text:p text:style-name="P7"><text:span text:style-name="T6">Инициализация</text:span></text:p>
        <text:p text:style-name="P8">Данный этап необходим для того, чтобы система начинала свою работу с правильным/корректным представлением текущей сцены.[2] Как правило, на данном этапе производятся следующие действия:</text:p>
        <text:p text:style-name="P8">1) калибровка камеры, </text:p>
        <text:p text:style-name="P8">2) настройка параметров сцены,</text:p>
        <text:p text:style-name="P8">3) инициализация модели.</text:p>
        <text:p text:style-name="P8">Часто параметры камеры известны заранее. <text:s/>Они могут быть получены с помощью оффлайновой калибровки камеры. Настройки параметров сцены в основном относятся к ограничениям, накладываемым на внешний вид объекта, и используемым методам сегментации. Инициализация модели связана обычно с 2 вещами: инициализация позы объекта и модель (представления) объекта. В большинстве алгоритмов, как правило, для распознавания 3D позы человека используется типовая модель, которая содержит размеры конечностей и форму, приближенные к человеческим. Во время инициализации используются априорные знания о характерных особенностях человека такие, как кинематическая структура, 3D форма, цвет, поза, тип движения. </text:p>
        <text:p text:style-name="P8"><text:span text:style-name="T7">Также можно сюда добавить про то, какую информацию и откуда можно почерпнуть...</text:span></text:p>
        <text:p text:style-name="P8"/>
        <text:p text:style-name="P9"><text:span text:style-name="T6">Отслеживание</text:span></text:p>
        <text:p text:style-name="P5"><text:span text:style-name="T4">На данном этапе выполняется выделение и отслеживание людей на одном или более кадрах. [2] Состоит данный этап обычно из двух процессов:</text:span></text:p>
        <text:p text:style-name="P5"><text:span text:style-name="T4">1. </text:span><text:span text:style-name="T5">Выделение фона и фигур(людей) (</text:span><text:span text:style-name="T4">англ. figure-ground segmentation)</text:span></text:p>
        <text:p text:style-name="P5"><text:span text:style-name="T4">2. </text:span><text:span text:style-name="T5">Временное соотношение</text:span><text:span text:style-name="T4"> (англ. temporal correspondences)</text:span></text:p>
        <text:p text:style-name="P5"><text:span text:style-name="T4">Первый процесс связан с отделением объектов интереса (людей) от остального изображения (заднего фона). А второй - </text:span><text:span text:style-name="T4">с ассоциированием обнаруженных людей в текущем кадре с теми, которые были на предыдущих кадрах и с определением временных траекторий их движения.</text:span></text:p>
        <text:p text:style-name="P5"><text:span text:style-name="T3">Этот этап также можно рассмотреть подробнее ...</text:span></text:p>
        <text:p text:style-name="P5"/>
        <text:p text:style-name="P7"><text:span text:style-name="T6">Определение позы</text:span></text:p>
        <text:p text:style-name="P5"><text:span text:style-name="T4">Процесс определения (распознавания) позы (англ. pose estimation) человека связан с определением параметров человеческого тела и/или отдельных его частей на заданной сцене. [1] Данный процесс 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.</text:span></text:p>
        <text:p text:style-name="P5"><text:span text:style-name="T3">Дописать какую-нибудь воду ...</text:span></text:p>
        <text:p text:style-name="P5"><text:span text:style-name="T4">Существует 2 класса методов определения позы человека:</text:span></text:p>
        <text:p text:style-name="P5"><text:span text:style-name="T4">1) Методы на основе моделей (англ. Model-based methods)</text:span></text:p>
        <text:p text:style-name="P5"><text:span text:style-name="T4">2) Безмодельные методы (англ. Model-free methods)</text:span></text:p>
        <text:p text:style-name="P5"><text:span text:style-name="T4">Рассмотрим подробнее каждый из этих классов методов.</text:span></text:p>
        <text:p text:style-name="P5"/>
        <text:p text:style-name="P7"><text:span text:style-name="T6">Методы на основе моделей</text:span></text:p>
        <text:p text:style-name="P5"><text:span text:style-name="T4">Работа данных методов обычно состоит из двух этапов:</text:span></text:p>
        <text:p text:style-name="P5"><text:span text:style-name="T4">a) Моделирование</text:span></text:p>
        <text:p text:style-name="P5"><text:span text:style-name="T3">поподробнее ..</text:span></text:p>
        <text:p text:style-name="P5"><text:span text:style-name="T4">б) Оценка</text:span></text:p>
        <text:p text:style-name="P5"><text:span text:style-name="T4">Подходы:</text:span></text:p>
        <text:p text:style-name="P5"><text:span text:style-name="T8">- Оценка сверху-вниз (Top-down estimation)</text:span></text:p>
        <text:p text:style-name="P5"><text:span text:style-name="T8">- Оценка снизу-вверх (Bottom-up estimation)</text:span></text:p>
        <text:p text:style-name="P5"><text:span text:style-name="T8">- Комбинированный</text:span></text:p>
        <text:p text:style-name="P5"><text:span text:style-name="T3">поподробнее про каждый из них...</text:span></text:p>
        <text:p text:style-name="P5"/>
        <text:p text:style-name="P5"><text:span text:style-name="T4">Классификация моделей человеческого тела (Human body models)</text:span></text:p>
        <text:p text:style-name="P5"><text:span text:style-name="T4">- Кинематические модели (Kinematic models)</text:span></text:p>
        <text:p text:style-name="P5"><text:span text:style-name="T4">- Модели формы (Shape models)</text:span></text:p>
        <text:p text:style-name="P5"/>
        <text:p text:style-name="P5"><text:span text:style-name="T4">Описание изображения (image descriptors)</text:span></text:p>
        <text:p text:style-name="P5"><text:span text:style-name="T4">- Силуэты и контуры (Silhouettes and contours)</text:span></text:p>
        <text:p text:style-name="P5"><text:span text:style-name="T4">- Ребра (Edges)</text:span></text:p>
        <text:p text:style-name="P5"><text:span text:style-name="T4">- 3D модель (3D reconstruction)</text:span></text:p>
        <text:p text:style-name="P5"><text:span text:style-name="T4">- Цвет и текстура</text:span></text:p>
        <text:p text:style-name="P5"><text:span text:style-name="T4">- Перемещение (Motion)</text:span></text:p>
        <text:p text:style-name="P5"><text:span text:style-name="T4">- Комбинация/Сочетание различных описаний (Combination of descriptors)</text:span></text:p>
        <text:p text:style-name="P5"/>
        <text:p text:style-name="P5"><text:span text:style-name="T4">Ограничения камеры (Camera considerations)</text:span></text:p>
        <text:p text:style-name="P5"/>
        <text:p text:style-name="P5"><text:span text:style-name="T4">Ограничения окружения (Environment considerations)</text:span></text:p>
        <text:p text:style-name="P5"/>
        <text:p text:style-name="P5"><text:span text:style-name="T4">Оценка 3D (трехмерной) позы человека</text:span></text:p>
        <text:p text:style-name="P5"/>
        <text:p text:style-name="P5"><text:span text:style-name="T4">Motion priors</text:span></text:p>
        <text:p text:style-name="P10"/>
        <text:p text:style-name="P6"/>
        <text:p text:style-name="P10"><text:span text:style-name="T3">Написать про каждый из этих методов подробнее, также описать их внутреннюю классификацию...</text:span></text:p>
        <text:p text:style-name="P2"/>
        <text:p text:style-name="P5"><text:span text:style-name="T4">4) Распознавание (англ. recognition)</text:span></text:p>
        <text:p text:style-name="P5"><text:span text:style-name="T4">Распознавание личности, действий, деятельности и поведения людей на одном и более кадрах.[2]</text:span></text:p>
        <text:p text:style-name="P7"><text:span text:style-name="T1">Заключение (Выводы)</text:span></text:p>
        <text:p text:style-name="P2"><text:span text:style-name="T2">Какой вариант предположительно будем реализовывать и почему...</text:span></text:p>
        <text:p text:style-name="P10"/>
        <text:p text:style-name="P5"><text:span text:style-name="T4">Литература:</text:span></text:p>
        <text:p text:style-name="P8"><text:span text:style-name="T4">[1] - </text:span>A Survey of Computer Vision-Based Human<text:span text:style-name="T4"> </text:span>Motion Capture</text:p>
        <text:p text:style-name="P8">[2] - A survey of advances in vision-based human motion capture and analysis</text:p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style style:family="paragraph" style:name="Caption" style:display-name="Caption" style:parent-style-name="Normal" style:next-style-name="Caption">
      <style:paragraph-properties fo:margin-top="0.0833in" fo:margin-bottom="0.0833in"/>
      <style:text-properties fo:font-size="12pt" fo:font-style="italic"/>
    </style:style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  <style:style style:family="paragraph" style:name="Heading" style:display-name="Heading" style:parent-style-name="Normal" style:next-style-name="Text-body">
      <style:paragraph-properties fo:margin-top="0.1660in" fo:margin-bottom="0.0833in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bottom="0.0833in"/>
    </style:style>
    <style:style style:family="graphic" style:name="Graphics" style:display-name="Graphics"/>
  </office:styles>
  <office:automatic-styles>
    <style:page-layout style:name="Standard">
      <style:page-layout-properties fo:page-width="8.267717in" fo:page-height="11.692913in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alex</dc:creator>
  </office:meta>
</office:document-meta>
</file>